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94">
      <style:paragraph-properties fo:text-align="start" style:justify-single-word="false"/>
    </style:style>
    <style:style style:name="P127"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8"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9"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72">
      <style:paragraph-properties fo:text-align="start" style:justify-single-word="false"/>
      <style:text-properties style:font-name="Liberation Serif1"/>
    </style:style>
    <style:style style:name="P131"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2"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3"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76">
      <style:paragraph-properties fo:line-height="100%" fo:text-align="start" style:justify-single-word="false">
        <style:tab-stops>
          <style:tab-stop style:position="0.5in"/>
        </style:tab-stops>
      </style:paragraph-properties>
    </style:style>
    <style:style style:name="P136" style:family="paragraph" style:parent-style-name="Standard"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248699349"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575279094"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302332717"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380450232"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2071943846"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1704581645"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60561381"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439102668"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65608585"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909299748"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626906553"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684672359"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334204996"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607365400"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136440136"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442136265" text:style-name="L16">
          <text:list-item>
            <text:p text:style-name="P63"><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276531941"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496433343"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407689667"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992787333"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571444892"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802168740"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279379909"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49080293"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477886671" text:style-name="L25">
          <text:list-item>
            <text:p text:style-name="P68"><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1045233435" text:style-name="L26">
          <text:list-item>
            <text:p text:style-name="P69"><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733692217" text:style-name="L27">
          <text:list-item>
            <text:p text:style-name="P70"><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57427654" text:style-name="L28">
          <text:list-item>
            <text:p text:style-name="P71"><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458759601" text:style-name="L29">
          <text:list-item>
            <text:p text:style-name="P72"><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384179875"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1030026785" text:continue-numbering="true" text:style-name="L30">
          <text:list-item>
            <text:p text:style-name="P73"><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739201063"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526624200"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7">Refrigerator: 36º to 46º F</text:p>
          </text:list-item>
          <text:list-item>
            <text:p text:style-name="P127">Cool: 46º to 59º F</text:p>
          </text:list-item>
          <text:list-item>
            <text:p text:style-name="P127">Room temperature: the temperature prevailing in a working area</text:p>
          </text:list-item>
          <text:list-item>
            <text:p text:style-name="P127">Controlled room temperature: 59º to 86º F</text:p>
          </text:list-item>
          <text:list-item>
            <text:p text:style-name="P127">Warm: 86º to 104º F</text:p>
          </text:list-item>
          <text:list-item>
            <text:p text:style-name="P127">Excessive heat: any temperature above 104º F</text:p>
          </text:list-item>
        </text:list>
        <text:p text:style-name="P22">part II</text:p>
        <text:list xml:id="list1926107867"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28">Refrigerator: 2º to 8º C</text:p>
          </text:list-item>
          <text:list-item>
            <text:p text:style-name="P128">Cool: 8º to 15º C</text:p>
          </text:list-item>
          <text:list-item>
            <text:p text:style-name="P128">Room temperature: the temperature prevailing in a working area</text:p>
          </text:list-item>
          <text:list-item>
            <text:p text:style-name="P128">Controlled room temperature: 15º to 30º C</text:p>
          </text:list-item>
          <text:list-item>
            <text:p text:style-name="P128">Warm: 30º to 40º C</text:p>
          </text:list-item>
          <text:list-item>
            <text:p text:style-name="P128">Excessive heat: any temperature above 40º C</text:p>
          </text:list-item>
        </text:list>
      </text:section>
      <text:p text:style-name="P4"/>
      <text:section text:style-name="Sect3" text:name="Section37">
        <text:p text:style-name="P4">Worksheet 6-3</text:p>
        <text:list xml:id="list860699030" text:style-name="L34">
          <text:list-item>
            <text:p text:style-name="P75">266<text:span text:style-name="T3">º F</text:span></text:p>
          </text:list-item>
          <text:list-item>
            <text:p text:style-name="P129">No, it is too warm.</text:p>
          </text:list-item>
          <text:list-item>
            <text:p text:style-name="P129"><text:s/></text:p>
            <text:list>
              <text:list-item>
                <text:p text:style-name="P129">-13º to 14º F</text:p>
              </text:list-item>
              <text:list-item>
                <text:p text:style-name="P129">You will need to calculate this from when it is assigned.</text:p>
              </text:list-item>
            </text:list>
          </text:list-item>
          <text:list-item>
            <text:p text:style-name="P129">148.9º C</text:p>
          </text:list-item>
          <text:list-item>
            <text:p text:style-name="P129">121.1º C</text:p>
          </text:list-item>
          <text:list-item>
            <text:p text:style-name="P129"/>
            <text:list>
              <text:list-item>
                <text:p text:style-name="P129">2.3º C</text:p>
              </text:list-item>
              <text:list-item>
                <text:p text:style-name="P129">3.2º C</text:p>
              </text:list-item>
              <text:list-item>
                <text:p text:style-name="P129">3.9º C</text:p>
              </text:list-item>
              <text:list-item>
                <text:p text:style-name="P129">1.4º C*</text:p>
              </text:list-item>
              <text:list-item>
                <text:p text:style-name="P129">2.7º C</text:p>
              </text:list-item>
              <text:list-item>
                <text:p text:style-name="P129">2.6º C</text:p>
              </text:list-item>
              <text:list-item>
                <text:p text:style-name="P129">3.8º C</text:p>
              </text:list-item>
              <text:list-item>
                <text:p text:style-name="P129">6.6º C</text:p>
              </text:list-item>
              <text:list-item>
                <text:p text:style-name="P129">9.3º C*</text:p>
              </text:list-item>
            </text:list>
          </text:list-item>
        </text:list>
        <text:p text:style-name="P23">1/28 &amp; 2/2 fell outside the safe range</text:p>
        <text:list xml:id="list1358961826" text:continue-numbering="true" text:style-name="L34">
          <text:list-item>
            <text:p text:style-name="P129"/>
            <text:list>
              <text:list-item>
                <text:p text:style-name="P129">4.8º F</text:p>
              </text:list-item>
              <text:list-item>
                <text:p text:style-name="P129"><text:soft-page-break/>8.8º F</text:p>
              </text:list-item>
              <text:list-item>
                <text:p text:style-name="P129">8.2º F</text:p>
              </text:list-item>
              <text:list-item>
                <text:p text:style-name="P129">15.1º F*</text:p>
              </text:list-item>
              <text:list-item>
                <text:p text:style-name="P129">13.1º F</text:p>
              </text:list-item>
              <text:list-item>
                <text:p text:style-name="P129">7.7º F</text:p>
              </text:list-item>
              <text:list-item>
                <text:p text:style-name="P129">3.7º F</text:p>
              </text:list-item>
              <text:list-item>
                <text:p text:style-name="P129">-2.0º F</text:p>
              </text:list-item>
              <text:list-item>
                <text:p text:style-name="P129">-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873723331"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1817216963"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384445925"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000933610"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075484881"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516703408"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65299514"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764896569" text:continue-numbering="true" text:style-name="L40">
        <text:list-item>
          <text:p text:style-name="P81">Rx<text:tab/>ASA<text:tab/><text:tab/>648 mg</text:p>
        </text:list-item>
      </text:list>
      <text:p text:style-name="P25">Caffeine<text:tab/>32.4 mg</text:p>
      <text:p text:style-name="P25">Salicylamide<text:tab/>194.4 mg</text:p>
      <text:list xml:id="list268907725"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855415203"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729398608"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521556684"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2168024666"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295077607"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2030252403"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2095570882"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2123629952"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1291553818"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191267973"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439228446"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518408635"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150704105"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977322136"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287226173"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1396732812"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993051327"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731761742"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261131498"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693392343"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708354446"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686539797"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2044220916"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266720559"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2179812696"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789493833"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094068287"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872701077"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425875846"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297679263"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1692799737"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320525777"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781031369"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241363496"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30">40% markup</text:p>
          </text:list-item>
          <text:list-item>
            <text:p text:style-name="P130">$18.48</text:p>
          </text:list-item>
          <text:list-item>
            <text:p text:style-name="P130">3%</text:p>
          </text:list-item>
          <text:list-item>
            <text:p text:style-name="P130">$6,175.00</text:p>
          </text:list-item>
          <text:list-item>
            <text:p text:style-name="P130">$4.50</text:p>
          </text:list-item>
          <text:list-item>
            <text:p text:style-name="P130">$17,820.00</text:p>
          </text:list-item>
          <text:list-item>
            <text:p text:style-name="P130">$20.95 gross profit; $15.95 net profit</text:p>
          </text:list-item>
          <text:list-item>
            <text:p text:style-name="P130">$25.63 gross profit; $20.63 net profit</text:p>
          </text:list-item>
          <text:list-item>
            <text:p text:style-name="P130">$7.01 gross profit; $2.01 net profit</text:p>
          </text:list-item>
          <text:list-item>
            <text:p text:style-name="P130">$44.03 gross profit; $39.03 net profit</text:p>
          </text:list-item>
          <text:list-item>
            <text:p text:style-name="P130">$9.73 gross profit; $4.73 net profit</text:p>
          </text:list-item>
          <text:list-item>
            <text:p text:style-name="P130">$8.13 gross profit; $3.13 net profit</text:p>
          </text:list-item>
          <text:list-item>
            <text:p text:style-name="P130">$132.50</text:p>
          </text:list-item>
          <text:list-item>
            <text:p text:style-name="P130">$39.52</text:p>
          </text:list-item>
          <text:list-item>
            <text:p text:style-name="P130">$11.66</text:p>
          </text:list-item>
          <text:list-item>
            <text:p text:style-name="P130">$68.12</text:p>
          </text:list-item>
          <text:list-item>
            <text:p text:style-name="P130">$10.89</text:p>
          </text:list-item>
          <text:list-item>
            <text:p text:style-name="P130">$21.25 profit</text:p>
          </text:list-item>
          <text:list-item>
            <text:p text:style-name="P130">$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808731259"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768221185"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090780949" text:style-name="L75">
          <text:list-item>
            <text:p text:style-name="P131">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1">d c p e i l k b a o n j h g m f</text:p>
          </text:list-item>
          <text:list-item>
            <text:p text:style-name="P131">inhalation and ophthalmic</text:p>
          </text:list-item>
          <text:list-item>
            <text:p text:style-name="P131">sterile, free of visible particulate material, pyrogen-free, stable for intended use, a pH similar to that of human blood, isotonic</text:p>
          </text:list-item>
          <text:list-item>
            <text:p text:style-name="P131">2.5 mL</text:p>
          </text:list-item>
          <text:list-item>
            <text:p text:style-name="P131">0.15 mL</text:p>
          </text:list-item>
          <text:list-item>
            <text:p text:style-name="P131"/>
            <text:list>
              <text:list-item>
                <text:p text:style-name="P131">12.5 mL</text:p>
              </text:list-item>
              <text:list-item>
                <text:p text:style-name="P131">1.5 mL</text:p>
              </text:list-item>
              <text:list-item>
                <text:p text:style-name="P131">21 mL</text:p>
              </text:list-item>
              <text:list-item>
                <text:p text:style-name="P131">31.25 mL</text:p>
              </text:list-item>
              <text:list-item>
                <text:p text:style-name="P131">0.3 mL</text:p>
              </text:list-item>
              <text:list-item>
                <text:p text:style-name="P131">0.5 mL</text:p>
              </text:list-item>
              <text:list-item>
                <text:p text:style-name="P131">4 mL</text:p>
              </text:list-item>
            </text:list>
          </text:list-item>
          <text:list-item>
            <text:p text:style-name="P131">The syringe should be marked at 2 mL</text:p>
          </text:list-item>
          <text:list-item>
            <text:p text:style-name="P131">5 mL</text:p>
          </text:list-item>
          <text:list-item>
            <text:p text:style-name="P131">3 mL</text:p>
          </text:list-item>
          <text:list-item>
            <text:p text:style-name="P131">100 mg</text:p>
          </text:list-item>
          <text:list-item>
            <text:p text:style-name="P131">250,000 u/mL = 26 mL; 500,000 u/mL = 13 mL; 1,000,000 u/m/L = 6.5 mL</text:p>
          </text:list-item>
          <text:list-item>
            <text:p text:style-name="P131">Both syringes should be marked at 16 mL.</text:p>
          </text:list-item>
        </text:list>
      </text:section>
      <text:p text:style-name="P5"/>
      <text:p text:style-name="P6">Chapter 16 - Insulin</text:p>
      <text:p text:style-name="P5"/>
      <text:section text:style-name="Sect3" text:name="Section71">
        <text:p text:style-name="P5">Worksheet 16-1</text:p>
        <text:list xml:id="list723467191"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437056240" text:continue-numbering="true" text:style-name="L76">
        <text:list-item>
          <text:p text:style-name="P133">The clear rapid or short-acting insulin is actually drawn into the syringe prior to adding the cloudy isophane (NPH) insulin.</text:p>
        </text:list-item>
        <text:list-item>
          <text:p text:style-name="P135"><text:soft-page-break/><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4">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711016188"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1020 <text:span text:style-name="T10">mg monobasic potassium phosphate (KH</text:span><text:span text:style-name="T12">2</text:span><text:span text:style-name="T10">PO</text:span><text:span text:style-name="T12">4</text:span><text:span text:style-name="T10">)</text:span></text:p>
              </text:list-item>
              <text:list-item>
                <text:p text:style-name="P109">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201499817"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881383863"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text:soft-page-break/>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4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116893332"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686557150"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998736666"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text:soft-page-break/>Chapter 20 - Ratio Strength</text:p>
      <text:p text:style-name="P5"/>
      <text:section text:style-name="Sect2" text:name="Section78">
        <text:p text:style-name="P5">Worksheet 20-1</text:p>
        <text:list xml:id="list2060864166"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940432021"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214634528" text:style-name="L85">
          <text:list-item>
            <text:p text:style-name="P117">6 g precipitated sulfur; 1.2 g salicylic acid; 52.8 g hydrophilic ointment </text:p>
          </text:list-item>
          <text:list-item>
            <text:p text:style-name="P117">45.4 g precipitated sulfur; 9.08 g salicylic acid; 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873080444"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text:soft-page-break/>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1491358713"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442414624"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text:soft-page-break/>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385637737"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018878110"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text:soft-page-break/>Worksheet 24-2</text:p>
        <text:list xml:id="list948119372"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49023603"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he problem can be solved using either the 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section>
      <text:p text:style-name="P5"/>
      <text:section text:style-name="Sect3" text:name="Section88">
        <text:p text:style-name="P5">Worksheet 25-2</text:p>
        <text:list xml:id="list104763619" text:style-name="L93">
          <text:list-item>
            <text:p text:style-name="P125">Mixing a substance (such as a medication) with a diluent/solvent to decrease its concentration is considered a dilution. </text:p>
          </text:list-item>
          <text:list-item>
            <text:p text:style-name="P125"><text:soft-page-break/>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32"><text:s/></text:p>
            <text:list>
              <text:list-item>
                <text:p text:style-name="P132">200 mL</text:p>
              </text:list-item>
              <text:list-item>
                <text:p text:style-name="P132">50%</text:p>
              </text:list-item>
            </text:list>
          </text:list-item>
          <text:list-item>
            <text:p text:style-name="P132">295.6 mL of alcohol</text:p>
          </text:list-item>
          <text:list-item>
            <text:p text:style-name="P132">3 g of 10% ointment; 57 g of petrolatum</text:p>
          </text:list-item>
          <text:list-item>
            <text:p text:style-name="P132"><text:s/></text:p>
            <text:list>
              <text:list-item>
                <text:p text:style-name="P132">0.002%</text:p>
              </text:list-item>
              <text:list-item>
                <text:p text:style-name="P132">1:50,000</text:p>
              </text:list-item>
              <text:list-item>
                <text:p text:style-name="P132">20 mcg/mL</text:p>
              </text:list-item>
            </text:list>
          </text:list-item>
          <text:list-item>
            <text:p text:style-name="P132"><text:s/></text:p>
            <text:list>
              <text:list-item>
                <text:p text:style-name="P132">72.5%</text:p>
              </text:list-item>
              <text:list-item>
                <text:p text:style-name="P132">10.875 g</text:p>
              </text:list-item>
            </text:list>
          </text:list-item>
          <text:list-item>
            <text:p text:style-name="P132">0.46 mL of 14.6% sodium chloride; 2.54 mL of NS (0.9% sodium chloride)</text:p>
          </text:list-item>
          <text:list-item>
            <text:p text:style-name="P132">25 mL of 5% KMnO4 solution; 225 mL of water</text:p>
          </text:list-item>
          <text:list-item>
            <text:p text:style-name="P132">85.7 mL of 70% IPA; 34.3 mL of water</text:p>
          </text:list-item>
          <text:list-item>
            <text:p text:style-name="P132">4 mL of 0.3% tobramycin; 2 mL of NS</text:p>
          </text:list-item>
          <text:list-item>
            <text:p text:style-name="P132">1.95 mL of 80 mg/2 mL of tobramycin; 4.05 mL of 0.3% tobramycin</text:p>
          </text:list-item>
          <text:list-item>
            <text:p text:style-name="P132">150 mg of edetate; 0.5% procaine</text:p>
          </text:list-item>
          <text:list-item>
            <text:p text:style-name="P132">83.3 mL of 3% sodium hypochlorite; 916.7 mL of sterile water for irrigation</text:p>
          </text:list-item>
          <text:list-item>
            <text:p text:style-name="P132">25 mL of 3% sodium hypochlorite; 225 mL of sterile water for irrigation</text:p>
          </text:list-item>
          <text:list-item>
            <text:p text:style-name="P132"><text:s/></text:p>
            <text:list>
              <text:list-item>
                <text:p text:style-name="P132">941.2 mL of 8.5% amino acid</text:p>
              </text:list-item>
              <text:list-item>
                <text:p text:style-name="P132">542.9 mL of 70% dextrose</text:p>
              </text:list-item>
              <text:list-item>
                <text:p text:style-name="P132">2.5% lipid emulsion</text:p>
              </text:list-item>
              <text:list-item>
                <text:p text:style-name="P132">138.9 mL of sterile water</text:p>
              </text:list-item>
              <text:list-item>
                <text:p text:style-name="P132">83 mL/hr</text:p>
              </text:list-item>
              <text:list-item>
                <text:p text:style-name="P132">28 gtt/min</text:p>
              </text:list-item>
            </text:list>
          </text:list-item>
        </text:list>
      </text:section>
      <text:p text:style-name="P5"/>
      <text:p text:style-name="P6">Chapter 26 - Parenteral Nutrition</text:p>
      <text:p text:style-name="P5"/>
      <text:p text:style-name="P5">Worksheet 26-1</text:p>
      <text:list xml:id="list947097118" text:style-name="L94">
        <text:list-item>
          <text:p text:style-name="P126"><text:s/></text:p>
          <text:list>
            <text:list-item>
              <text:p text:style-name="P126">1000 mL of amino acid 10%; 1000 mL of dextrose 70%; 263.55 mL of SWFI; 20 mL sodium chloride; 30 mL potassium chloride; 5.9 mL magnesium sulfate; 10 mL potassium phosphate; 100 mL calcium gluconate; 10 mL MVI; 1 mL trace elements; 2 mL vitamin C; 0.55 mL regular insulin; 1 mL folic acid; 40 mL sodium acetate; 14 mL potassium acetate;2 mL sodium phosphate </text:p>
            </text:list-item>
            <text:list-item>
              <text:p text:style-name="P126">104 mL/hr</text:p>
            </text:list-item>
            <text:list-item>
              <text:p text:style-name="P126">4% amino acid; 28% dextrose</text:p>
            </text:list-item>
            <text:list-item>
              <text:p text:style-name="P126">As it comes out to 47.2 mEq/L it is likely to precipitate.</text:p>
            </text:list-item>
          </text:list>
        </text:list-item>
        <text:list-item>
          <text:p text:style-name="P126"><text:s/></text:p>
          <text:list>
            <text:list-item>
              <text:p text:style-name="P126">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6">83 mL/hr</text:p>
            </text:list-item>
            <text:list-item>
              <text:p text:style-name="P126">2.08% amino acid; 24.5% dextrose</text:p>
            </text:list-item>
            <text:list-item>
              <text:p text:style-name="P126">As the number is 45.255 mEq/L this will probably not precipitate.</text:p>
            </text:list-item>
          </text:list>
        </text:list-item>
        <text:list-item>
          <text:p text:style-name="P126"><text:s/></text:p>
          <text:list>
            <text:list-item>
              <text:p text:style-name="P136"><text:soft-page-break/>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6">125 mL/hr</text:p>
            </text:list-item>
            <text:list-item>
              <text:p text:style-name="P126">2.83% amino acid; 23.33% dextrose</text:p>
            </text:list-item>
            <text:list-item>
              <text:p text:style-name="P126">As the number is 37.75 mEq/L this will probably not precipitate.</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2T13:25:30</dc:date>
    <dc:creator>Sean Parsons</dc:creator>
    <meta:editing-duration>P3DT5H53M15S</meta:editing-duration>
    <meta:editing-cycles>60</meta:editing-cycles>
    <meta:generator>LibreOffice/3.3$Linux LibreOffice_project/330m19$Build-301</meta:generator>
    <meta:printed-by>Sean Parsons</meta:printed-by>
    <meta:print-date>2011-08-26T14:01:47</meta:print-date>
    <meta:document-statistic meta:table-count="7" meta:image-count="33" meta:object-count="246" meta:page-count="38" meta:paragraph-count="3091" meta:word-count="11340" meta:character-count="50870"/>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